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4" table:default-cell-style-name="ce74"/>
        <table:table-column table:style-name="co4" table:number-columns-repeated="7" table:default-cell-style-name="ce74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>
            <text:p>Web</text:p>
          </table:table-cell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3" table:number-rows-spanned="1">
            <text:p>Loc</text:p>
          </table:table-cell>
          <table:covered-table-cell table:number-columns-repeated="2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>
            <text:p>Donn</text:p>
          </table:table-cell>
          <table:table-cell table:style-name="ce12" table:number-columns-repeated="2"/>
          <table:table-cell table:style-name="ce12" table:number-columns-spanned="9" table:number-rows-spanned="1"/>
          <table:covered-table-cell table:number-columns-repeated="8"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35" table:number-columns-repeated="40"/>
          <table:table-cell table:style-name="ce41" table:number-columns-repeated="950"/>
        </table:table-row>
        <table:table-row table:style-name="ro1">
          <table:table-cell table:style-name="ce2" table:number-columns-repeated="2"/>
          <table:table-cell table:number-columns-repeated="3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50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1"/>
          <table:table-cell table:style-name="Default"/>
          <table:table-cell table:style-name="ce16" table:number-columns-repeated="32"/>
          <table:table-cell table:style-name="ce85" table:number-columns-repeated="40"/>
          <table:table-cell table:style-name="ce95" table:number-columns-repeated="950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2"/>
          <table:table-cell table:style-name="ce78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2"/>
          <table:table-cell table:style-name="ce71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24"/>
          <table:table-cell table:number-columns-repeated="998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6" table:number-columns-repeated="24"/>
          <table:table-cell table:number-columns-repeated="998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24"/>
          <table:table-cell table:number-columns-repeated="998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 table:number-columns-spanned="4" table:number-rows-spanned="1">
            <text:p>ArchMat</text:p>
          </table:table-cell>
          <table:covered-table-cell table:number-columns-repeated="3" table:style-name="ce12"/>
          <table:table-cell table:style-name="ce12" office:value-type="string" calcext:value-type="string" table:number-columns-spanned="5" table:number-rows-spanned="1">
            <text:p>Lang</text:p>
          </table:table-cell>
          <table:covered-table-cell table:number-columns-repeated="4" table:style-name="ce12"/>
          <table:table-cell table:style-name="ce12" office:value-type="string" calcext:value-type="string" table:number-columns-spanned="6" table:number-rows-spanned="1">
            <text:p>DonRep</text:p>
          </table:table-cell>
          <table:covered-table-cell table:number-columns-repeated="5"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35" table:number-columns-repeated="40"/>
          <table:table-cell table:style-name="ce41" table:number-columns-repeated="919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 office:value-type="string" calcext:value-type="string">
            <text:p>fonctions</text:p>
          </table:table-cell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16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9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9" table:number-rows-spanned="1"/>
          <table:covered-table-cell table:number-columns-repeated="8" table:style-name="ce12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11" table:number-rows-spanned="1"/>
          <table:covered-table-cell table:number-columns-repeated="10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13" table:number-rows-spanned="1"/>
          <table:covered-table-cell table:number-columns-repeated="12" table:style-name="ce1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8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8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  <table:table-cell table:number-columns-repeated="8"/>
        </table:table-row>
        <table:table-row table:style-name="ro3">
          <table:table-cell table:style-name="ce51" table:number-columns-repeated="2"/>
          <table:table-cell table:style-name="ce16" table:number-columns-repeated="77"/>
          <table:table-cell table:style-name="ce85" table:number-columns-repeated="40"/>
          <table:table-cell table:style-name="ce95" table:number-columns-repeated="897"/>
          <table:table-cell table:number-columns-repeated="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51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51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51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00:01:27.49673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29T14:59:24.241899271</dc:date>
    <meta:editing-duration>P202DT3H15M3S</meta:editing-duration>
    <meta:editing-cycles>889</meta:editing-cycles>
    <meta:generator>LibreOffice/6.1.5.2$Linux_X86_64 LibreOffice_project/10$Build-2</meta:generator>
    <meta:document-statistic meta:table-count="3" meta:cell-count="416" meta:object-count="0"/>
  </office:meta>
</office:document-meta>
</file>